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ind-first-palindromic-string-in-the-array/" text:style-name="Internet_20_link" text:visited-style-name="Visited_20_Internet_20_Link"><text:span text:style-name="T1">2108. Find First Palindromic String in the Array</text:span></text:a></text:p>
      <text:p text:style-name="P4">Easy</text:p>
      <text:p text:style-name="P4"/>
      <text:p text:style-name="P5"><text:span text:style-name="T1">Given an array of strings </text:span><text:span text:style-name="Source_20_Text"><text:span text:style-name="T2">words</text:span></text:span><text:span text:style-name="T1">, return </text:span><text:span text:style-name="Emphasis"><text:span text:style-name="T1">the first </text:span></text:span><text:span text:style-name="Emphasis"><text:span text:style-name="Strong_20_Emphasis"><text:span text:style-name="T1">palindromic</text:span></text:span></text:span><text:span text:style-name="Emphasis"><text:span text:style-name="T1"> string in the array</text:span></text:span><text:span text:style-name="T1">. If there is no such string, return </text:span><text:span text:style-name="Emphasis"><text:span text:style-name="T1">an </text:span></text:span><text:span text:style-name="Emphasis"><text:span text:style-name="Strong_20_Emphasis"><text:span text:style-name="T1">empty string</text:span></text:span></text:span><text:span text:style-name="Emphasis"><text:span text:style-name="T1"> </text:span></text:span><text:span text:style-name="Source_20_Text"><text:span text:style-name="T2">""</text:span></text:span><text:span text:style-name="T1">.</text:span></text:p>
      <text:p text:style-name="P5"><text:span text:style-name="T1">A string is </text:span><text:span text:style-name="Strong_20_Emphasis"><text:span text:style-name="T1">palindromic</text:span></text:span><text:span text:style-name="T1"> if it reads the same forward and backward.</text:span></text:p>
      <text:p text:style-name="P6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words = ["abc","car","ada","racecar","cool"]</text:span></text:p>
      <text:p text:style-name="P2"><text:span text:style-name="Strong_20_Emphasis"><text:span text:style-name="T1">Output:</text:span></text:span><text:span text:style-name="T1"> "ada"</text:span></text:p>
      <text:p text:style-name="P2"><text:span text:style-name="Strong_20_Emphasis"><text:span text:style-name="T1">Explanation:</text:span></text:span><text:span text:style-name="T1"> The first string that is palindromic is "ada".</text:span></text:p>
      <text:p text:style-name="P1">Note that "racecar" is also palindromic, but it is not the first.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words = ["notapalindrome","racecar"]</text:span></text:p>
      <text:p text:style-name="P2"><text:span text:style-name="Strong_20_Emphasis"><text:span text:style-name="T1">Output:</text:span></text:span><text:span text:style-name="T1"> "racecar"</text:span></text:p>
      <text:p text:style-name="P3"><text:span text:style-name="Strong_20_Emphasis"><text:span text:style-name="T1">Explanation:</text:span></text:span><text:span text:style-name="T1"> The first and only string that is palindromic is "racecar".</text:span></text:p>
      <text:p text:style-name="P5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words = ["def","ghi"]</text:span></text:p>
      <text:p text:style-name="P2"><text:span text:style-name="Strong_20_Emphasis"><text:span text:style-name="T1">Output:</text:span></text:span><text:span text:style-name="T1"> ""</text:span></text:p>
      <text:p text:style-name="P3"><text:span text:style-name="Strong_20_Emphasis"><text:span text:style-name="T1">Explanation:</text:span></text:span><text:span text:style-name="T1"> There are no palindromic strings, so the empty string is returned.</text:span></text:p>
      <text:p text:style-name="P6"> </text:p>
      <text:p text:style-name="P5"><text:span text:style-name="Strong_20_Emphasis"><text:span text:style-name="T1">Constraints:</text:span></text:span></text:p>
      <text:list xml:id="list375512573" text:style-name="L1">
        <text:list-item>
          <text:p text:style-name="P7"><text:span text:style-name="Source_20_Text"><text:span text:style-name="T2">1 &lt;= words.length &lt;= 100</text:span></text:span></text:p>
        </text:list-item>
        <text:list-item>
          <text:p text:style-name="P7"><text:span text:style-name="Source_20_Text"><text:span text:style-name="T2">1 &lt;= words[i].length &lt;= 100</text:span></text:span></text:p>
        </text:list-item>
        <text:list-item>
          <text:p text:style-name="P8"><text:span text:style-name="Source_20_Text"><text:span text:style-name="T2">words[i]</text:span></text:span><text:span text:style-name="T1"> consists only of lowercase English letter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3T11:41:16.392000000</dc:date>
    <meta:editing-duration>PT57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3" meta:word-count="135" meta:character-count="842" meta:non-whitespace-character-count="729"/>
  </office:meta>
</office:document-meta>
</file>